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0.801cm"/>
    </style:style>
    <style:style style:name="Table1.B" style:family="table-column">
      <style:table-column-properties style:column-width="2.9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4.9cm"/>
    </style:style>
    <style:style style:name="Table1.E" style:family="table-column">
      <style:table-column-properties style:column-width="4.801cm"/>
    </style:style>
    <style:style style:name="Table1.F" style:family="table-column">
      <style:table-column-properties style:column-width="2.3cm"/>
    </style:style>
    <style:style style:name="Table1.G" style:family="table-column">
      <style:table-column-properties style:column-width="2.298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03958d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.5pt" style:font-size-asian="6.5pt" style:font-size-complex="6.5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0d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font-name="Arial" fo:font-size="6.5pt" officeooo:paragraph-rsid="000d0d8b" style:font-size-asian="6.5pt" style:font-size-complex="6.5pt"/>
    </style:style>
    <style:style style:name="P10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0d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52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532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92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1e02af" style:font-size-asian="6.5pt" style:font-size-complex="6.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6.5pt" officeooo:rsid="001e02af" officeooo:paragraph-rsid="001e02af" style:font-size-asian="6.5pt" style:font-size-complex="6.5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6.5pt" officeooo:rsid="001e02af" officeooo:paragraph-rsid="001e02af" style:font-size-asian="6.5pt" style:font-size-complex="6.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.5pt" style:font-size-asian="6.5pt" style:font-size-complex="6.5pt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style:use-window-font-color="true" loext:opacity="0%" style:font-name="Arial" officeooo:rsid="001dc486"/>
    </style:style>
    <style:style style:name="T6" style:family="text">
      <style:text-properties officeooo:rsid="000d0d8b"/>
    </style:style>
    <style:style style:name="T7" style:family="text">
      <style:text-properties officeooo:rsid="000d2792"/>
    </style:style>
    <style:style style:name="T8" style:family="text">
      <style:text-properties officeooo:rsid="001e02af"/>
    </style:style>
    <style:style style:name="T9" style:family="text">
      <style:text-properties officeooo:rsid="0023394c"/>
    </style:style>
    <style:style style:name="T10" style:family="text">
      <style:text-properties officeooo:rsid="0027a066"/>
    </style:style>
    <style:style style:name="T11" style:family="text">
      <style:text-properties officeooo:rsid="00292e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4">Reporte </text:span><text:span text:style-name="T5">General de Ingresos y Egresos</text:span></text:p>
      <text:p text:style-name="P10" loext:marker-style-name="T3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1">Id</text:p>
          </table:table-cell>
          <table:table-cell table:style-name="Table1.A1" office:value-type="string">
            <text:p text:style-name="P20"><text:s/><text:span text:style-name="T8">Actividad Ingreso</text:span></text:p>
          </table:table-cell>
          <table:table-cell table:style-name="Table1.A1" office:value-type="string">
            <text:p text:style-name="P21">Actividad Egreso</text:p>
          </table:table-cell>
          <table:table-cell table:style-name="Table1.A1" office:value-type="string">
            <text:p text:style-name="P3">Fecha</text:p>
          </table:table-cell>
          <table:table-cell table:style-name="Table1.A1" office:value-type="string">
            <text:p text:style-name="P21">Tipo</text:p>
          </table:table-cell>
          <table:table-cell table:style-name="Table1.A1" office:value-type="string">
            <text:p text:style-name="P21">Monto Anterior</text:p>
          </table:table-cell>
          <table:table-cell table:style-name="Table1.A1" office:value-type="string">
            <text:p text:style-name="P21">Monto Nuevo</text:p>
          </table:table-cell>
        </table:table-row>
        <table:table-row>
          <table:table-cell table:style-name="Table1.A1" office:value-type="string">
            <text:p text:style-name="P5">{d.<text:span text:style-name="T8">data</text:span><text:span text:style-name="T1">[i]</text:span>.<text:span text:style-name="T8">id</text:span>}</text:p>
          </table:table-cell>
          <table:table-cell table:style-name="Table1.A1" office:value-type="string">
            <text:p text:style-name="P5">{d.<text:span text:style-name="T9">data</text:span><text:span text:style-name="T1">[i]</text:span>.actividadIngreso}</text:p>
          </table:table-cell>
          <table:table-cell table:style-name="Table1.A1" office:value-type="string">
            <text:p text:style-name="P5">{d.<text:span text:style-name="T9">data</text:span><text:span text:style-name="T1">[i]</text:span>.actividadEgreso}</text:p>
          </table:table-cell>
          <table:table-cell table:style-name="Table1.A1" office:value-type="string">
            <text:p text:style-name="P5">{d.<text:span text:style-name="T9">data</text:span><text:span text:style-name="T1">[i]</text:span>.<text:span text:style-name="T9">fecha</text:span>}</text:p>
          </table:table-cell>
          <table:table-cell table:style-name="Table1.A1" office:value-type="string">
            <text:p text:style-name="P5">{d.<text:span text:style-name="T10">data</text:span><text:span text:style-name="T1">[i]</text:span>.<text:span text:style-name="T10">tipo</text:span>}</text:p>
          </table:table-cell>
          <table:table-cell table:style-name="Table1.A1" office:value-type="string">
            <text:p text:style-name="P5">{d.<text:span text:style-name="T11">data</text:span><text:span text:style-name="T1">[i]</text:span>.montoAnterior}</text:p>
          </table:table-cell>
          <table:table-cell table:style-name="Table1.A1" office:value-type="string">
            <text:p text:style-name="P5">{d.<text:span text:style-name="T11">data</text:span><text:span text:style-name="T1">[i]</text:span>.montoNuevo}</text:p>
          </table:table-cell>
        </table:table-row>
        <table:table-row>
          <table:table-cell table:style-name="Table1.A1" office:value-type="string">
            <text:p text:style-name="P6">{d.<text:span text:style-name="T8">data</text:span><text:span text:style-name="T1">[i</text:span><text:span text:style-name="T6">+1</text:span><text:span text:style-name="T1">]</text:span>.<text:span text:style-name="T8">ingreso</text:span>}</text:p>
          </table:table-cell>
          <table:table-cell table:style-name="Table1.A1" office:value-type="string">
            <text:p text:style-name="P14">{d.<text:span text:style-name="T9">data</text:span><text:span text:style-name="T1">[i</text:span><text:span text:style-name="T7">+1</text:span><text:span text:style-name="T1">]</text:span>.actividadIngreso}</text:p>
          </table:table-cell>
          <table:table-cell table:style-name="Table1.A1" office:value-type="string">
            <text:p text:style-name="P15">{d.<text:span text:style-name="T9">data</text:span><text:span text:style-name="T1">[i</text:span><text:span text:style-name="T7">+1</text:span><text:span text:style-name="T1">]</text:span>. actividadEgreso}</text:p>
          </table:table-cell>
          <table:table-cell table:style-name="Table1.A1" office:value-type="string">
            <text:p text:style-name="P5">{d.<text:span text:style-name="T9">data</text:span><text:span text:style-name="T1">[i</text:span><text:span text:style-name="T7">+1</text:span><text:span text:style-name="T1">]</text:span>.fechaActividad}</text:p>
          </table:table-cell>
          <table:table-cell table:style-name="Table1.A1" office:value-type="string">
            <text:p text:style-name="P4">{d.<text:span text:style-name="T10">data</text:span><text:span text:style-name="T1">[i</text:span><text:span text:style-name="T7">+1</text:span><text:span text:style-name="T1">]</text:span>.<text:span text:style-name="T10">tipo</text:span>}</text:p>
          </table:table-cell>
          <table:table-cell table:style-name="Table1.A1" office:value-type="string">
            <text:p text:style-name="P16">{d.<text:span text:style-name="T11">data</text:span><text:span text:style-name="T1">[i</text:span><text:span text:style-name="T7">+1</text:span><text:span text:style-name="T1">]</text:span>.montoAnterior }</text:p>
          </table:table-cell>
          <table:table-cell table:style-name="Table1.A1" office:value-type="string">
            <text:p text:style-name="P16">{d.<text:span text:style-name="T11">data</text:span><text:span text:style-name="T1">[i</text:span><text:span text:style-name="T7">+1</text:span><text:span text:style-name="T1">]</text:span>.montoNuevo 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0-19T10:51:21.152574569</dc:date>
    <meta:editing-duration>PT1H27M46S</meta:editing-duration>
    <meta:editing-cycles>35</meta:editing-cycles>
    <meta:document-statistic meta:table-count="1" meta:image-count="0" meta:object-count="0" meta:page-count="1" meta:paragraph-count="22" meta:word-count="34" meta:character-count="436" meta:non-whitespace-character-count="423"/>
  </office:meta>
</office:document-meta>
</file>